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a38" officeooo:paragraph-rsid="000b7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everyone , this is my first file git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11:22:05.296064477</meta:creation-date>
    <dc:date>2020-01-06T11:23:04.464683292</dc:date>
    <meta:editing-duration>PT59S</meta:editing-duration>
    <meta:editing-cycles>1</meta:editing-cycles>
    <meta:document-statistic meta:table-count="0" meta:image-count="0" meta:object-count="0" meta:page-count="1" meta:paragraph-count="1" meta:word-count="9" meta:character-count="43" meta:non-whitespace-character-count="34"/>
    <meta:generator>LibreOffice/6.3.3.2$Linux_X86_64 LibreOffice_project/30$Build-2</meta:generator>
  </office:meta>
</office:document-meta>
</file>